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ela2" style:family="table">
      <style:table-properties style:width="15.926cm" fo:margin-left="-0.206cm" fo:margin-top="0cm" fo:margin-bottom="0cm" table:align="left"/>
    </style:style>
    <style:style style:name="Tabela2.A" style:family="table-column">
      <style:table-column-properties style:column-width="3.184cm"/>
    </style:style>
    <style:style style:name="Tabela2.B" style:family="table-column">
      <style:table-column-properties style:column-width="4.225cm"/>
    </style:style>
    <style:style style:name="Tabela2.C" style:family="table-column">
      <style:table-column-properties style:column-width="2.381cm"/>
    </style:style>
    <style:style style:name="Tabela2.D" style:family="table-column">
      <style:table-column-properties style:column-width="2.951cm"/>
    </style:style>
    <style:style style:name="Tabela2.E" style:family="table-column">
      <style:table-column-properties style:column-width="3.186cm"/>
    </style:style>
    <style:style style:name="Tabela2.1" style:family="table-row">
      <style:table-row-properties fo:keep-together="auto"/>
    </style:style>
    <style:style style:name="Tabela2.A1" style:family="table-cell">
      <style:table-cell-properties style:vertical-align="" fo:background-color="#ffffff" fo:padding="0.176cm" fo:border="1pt solid #000001">
        <style:background-image/>
      </style:table-cell-properties>
    </style:style>
    <style:style style:name="Tabela2.3" style:family="table-row">
      <style:table-row-properties style:min-row-height="0.796cm" fo:keep-together="auto"/>
    </style:style>
    <style:style style:name="P1" style:family="paragraph" style:parent-style-name="Standard">
      <loext:graphic-properties draw:fill-color="#ffffff"/>
      <style:paragraph-properties fo:margin-top="0cm" fo:margin-bottom="0cm" loext:contextual-spacing="false" fo:text-align="justify" style:justify-single-word="false" fo:padding="0cm" fo:border="none"/>
      <style:text-properties officeooo:paragraph-rsid="0014cfc2"/>
    </style:style>
    <style:style style:name="P2" style:family="paragraph" style:parent-style-name="Standard">
      <loext:graphic-properties draw:fill-color="#ffffff"/>
      <style:paragraph-properties fo:margin-top="0cm" fo:margin-bottom="0cm" loext:contextual-spacing="false" fo:text-align="justify" style:justify-single-word="false" fo:padding="0cm" fo:border="none"/>
      <style:text-properties fo:font-size="12pt" fo:font-style="italic" officeooo:paragraph-rsid="0014cfc2" style:font-size-asian="12pt" style:font-style-asian="italic" style:font-size-complex="12pt"/>
    </style:style>
    <style:style style:name="P3" style:family="paragraph" style:parent-style-name="Standard">
      <loext:graphic-properties draw:fill-color="#ffffff"/>
      <style:paragraph-properties fo:margin-top="0cm" fo:margin-bottom="0cm" loext:contextual-spacing="false" fo:text-align="center" style:justify-single-word="false" fo:padding="0cm" fo:border="none"/>
      <style:text-properties officeooo:paragraph-rsid="0014cfc2"/>
    </style:style>
    <style:style style:name="P4" style:family="paragraph" style:parent-style-name="Standard">
      <loext:graphic-properties draw:fill-color="#ffffff"/>
      <style:paragraph-properties fo:margin-top="0cm" fo:margin-bottom="0cm" loext:contextual-spacing="false" fo:padding="0cm" fo:border="none"/>
      <style:text-properties fo:color="#222222" fo:font-size="10pt" officeooo:paragraph-rsid="00180714" style:font-size-asian="10pt" style:font-size-complex="10pt" fo:background-color="#ffffff"/>
    </style:style>
    <style:style style:name="P5" style:family="paragraph" style:parent-style-name="Standard">
      <loext:graphic-properties draw:fill-color="#ffffff"/>
      <style:paragraph-properties fo:margin-top="0cm" fo:margin-bottom="0cm" loext:contextual-spacing="false" fo:padding="0cm" fo:border="none"/>
      <style:text-properties officeooo:paragraph-rsid="0014cfc2"/>
    </style:style>
    <style:style style:name="P6" style:family="paragraph" style:parent-style-name="Standard">
      <loext:graphic-properties draw:fill-color="#ffffff"/>
      <style:paragraph-properties fo:margin-top="0cm" fo:margin-bottom="0cm" loext:contextual-spacing="false" fo:text-align="justify" style:justify-single-word="false" fo:padding="0cm" fo:border="none"/>
      <style:text-properties fo:color="#0000ff" fo:font-size="12pt" officeooo:paragraph-rsid="0014cfc2" style:font-size-asian="12pt" style:font-size-complex="12pt"/>
    </style:style>
    <style:style style:name="P7" style:family="paragraph" style:parent-style-name="Standard">
      <loext:graphic-properties draw:fill-color="#ffffff"/>
      <style:paragraph-properties fo:margin-top="0cm" fo:margin-bottom="0cm" loext:contextual-spacing="false" fo:padding="0cm" fo:border="none"/>
      <style:text-properties officeooo:paragraph-rsid="00180714"/>
    </style:style>
    <style:style style:name="P8" style:family="paragraph" style:parent-style-name="Standard">
      <style:paragraph-properties fo:margin-top="0cm" fo:margin-bottom="0cm" loext:contextual-spacing="false" fo:text-align="justify" style:justify-single-word="false"/>
    </style:style>
    <style:style style:name="P9" style:family="paragraph" style:parent-style-name="Standard">
      <style:paragraph-properties fo:margin-top="0cm" fo:margin-bottom="0cm" loext:contextual-spacing="false" fo:text-align="justify" style:justify-single-word="false"/>
      <style:text-properties officeooo:paragraph-rsid="0014cfc2"/>
    </style:style>
    <style:style style:name="P10" style:family="paragraph" style:parent-style-name="Standard">
      <style:paragraph-properties fo:margin-top="0cm" fo:margin-bottom="0cm" loext:contextual-spacing="false" fo:text-align="justify" style:justify-single-word="false"/>
      <style:text-properties officeooo:paragraph-rsid="00180714"/>
    </style:style>
    <style:style style:name="P11" style:family="paragraph" style:parent-style-name="Standard">
      <style:paragraph-properties fo:margin-top="0cm" fo:margin-bottom="0cm" loext:contextual-spacing="false" fo:text-align="justify" style:justify-single-word="false"/>
      <style:text-properties fo:color="#0000ff"/>
    </style:style>
    <style:style style:name="P12" style:family="paragraph" style:parent-style-name="Standard">
      <style:paragraph-properties fo:margin-top="0cm" fo:margin-bottom="0cm" loext:contextual-spacing="false" fo:text-align="justify" style:justify-single-word="false"/>
      <style:text-properties fo:color="#0000ff" officeooo:paragraph-rsid="0014cfc2"/>
    </style:style>
    <style:style style:name="P13" style:family="paragraph" style:parent-style-name="Standard">
      <style:paragraph-properties fo:margin-top="0cm" fo:margin-bottom="0cm" loext:contextual-spacing="false"/>
      <style:text-properties fo:color="#0000ff" officeooo:paragraph-rsid="0014cfc2"/>
    </style:style>
    <style:style style:name="P14" style:family="paragraph" style:parent-style-name="Standard">
      <style:paragraph-properties fo:margin-top="0cm" fo:margin-bottom="0cm" loext:contextual-spacing="false" fo:text-align="center" style:justify-single-word="false"/>
      <style:text-properties fo:color="#0000ff" officeooo:paragraph-rsid="0014cfc2"/>
    </style:style>
    <style:style style:name="P15"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6" style:family="paragraph" style:parent-style-name="Standard">
      <style:paragraph-properties fo:margin-top="0cm" fo:margin-bottom="0cm" loext:contextual-spacing="false" fo:text-align="justify" style:justify-single-word="false"/>
      <style:text-properties fo:font-style="italic" officeooo:paragraph-rsid="0014cfc2" style:font-style-asian="italic"/>
    </style:style>
    <style:style style:name="P17" style:family="paragraph" style:parent-style-name="Standard">
      <style:paragraph-properties fo:margin-top="0cm" fo:margin-bottom="0cm" loext:contextual-spacing="false" fo:text-align="justify" style:justify-single-word="false"/>
      <style:text-properties fo:font-style="italic" fo:font-weight="bold" style:font-style-asian="italic" style:font-weight-asian="bold"/>
    </style:style>
    <style:style style:name="P18" style:family="paragraph" style:parent-style-name="Standard">
      <style:paragraph-properties fo:margin-top="0cm" fo:margin-bottom="0cm" loext:contextual-spacing="false" fo:text-align="justify" style:justify-single-word="false"/>
      <style:text-properties fo:font-style="italic" fo:font-weight="bold" officeooo:paragraph-rsid="0014cfc2" style:font-style-asian="italic" style:font-weight-asian="bold"/>
    </style:style>
    <style:style style:name="P19" style:family="paragraph" style:parent-style-name="Standard">
      <style:paragraph-properties fo:margin-top="0cm" fo:margin-bottom="0cm" loext:contextual-spacing="false" fo:line-height="100%" fo:orphans="0" fo:widows="0"/>
    </style:style>
    <style:style style:name="P20" style:family="paragraph" style:parent-style-name="Standard">
      <style:paragraph-properties fo:margin-top="0cm" fo:margin-bottom="0cm" loext:contextual-spacing="false" fo:text-align="justify" style:justify-single-word="false"/>
      <style:text-properties fo:color="#222222" fo:font-size="10pt" officeooo:paragraph-rsid="0014cfc2" style:font-size-asian="10pt" style:font-size-complex="10pt" fo:background-color="#ffffff"/>
    </style:style>
    <style:style style:name="P21" style:family="paragraph" style:parent-style-name="Standard">
      <style:paragraph-properties fo:margin-top="0cm" fo:margin-bottom="0cm" loext:contextual-spacing="false" fo:text-align="justify" style:justify-single-word="false"/>
      <style:text-properties fo:color="#222222" fo:font-size="10pt" officeooo:paragraph-rsid="00180714" style:font-size-asian="10pt" style:font-size-complex="10pt" fo:background-color="#ffffff"/>
    </style:style>
    <style:style style:name="P22" style:family="paragraph" style:parent-style-name="Standard">
      <style:paragraph-properties fo:margin-top="0cm" fo:margin-bottom="0cm" loext:contextual-spacing="false" fo:line-height="100%" fo:orphans="0" fo:widows="0"/>
      <style:text-properties style:font-name="Times New Roman" officeooo:paragraph-rsid="0014cfc2"/>
    </style:style>
    <style:style style:name="P23" style:family="paragraph" style:parent-style-name="Standard" style:master-page-name="Standard">
      <loext:graphic-properties draw:fill-color="#ffffff"/>
      <style:paragraph-properties fo:margin-top="0cm" fo:margin-bottom="0cm" loext:contextual-spacing="false" fo:text-align="justify" style:justify-single-word="false" style:page-number="1" fo:padding="0cm" fo:border="none"/>
      <style:text-properties officeooo:paragraph-rsid="0014cfc2"/>
    </style:style>
    <style:style style:name="P24" style:family="paragraph" style:parent-style-name="Standard">
      <loext:graphic-properties draw:fill-color="#ffffff"/>
      <style:paragraph-properties fo:margin-left="0cm" fo:margin-right="0cm" fo:margin-top="0cm" fo:margin-bottom="0cm" loext:contextual-spacing="false" fo:text-align="justify" style:justify-single-word="false" fo:text-indent="0cm" style:auto-text-indent="false" fo:padding="0cm" fo:border="none"/>
      <style:text-properties officeooo:paragraph-rsid="0014cfc2"/>
    </style:style>
    <style:style style:name="P25"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text-properties officeooo:paragraph-rsid="0014cfc2"/>
    </style:style>
    <style:style style:name="P26" style:family="paragraph" style:parent-style-name="Standard">
      <loext:graphic-properties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padding="0cm" fo:border="none" fo:keep-with-next="auto"/>
      <style:text-properties officeooo:paragraph-rsid="0014cfc2"/>
    </style:style>
    <style:style style:name="P27" style:family="paragraph" style:parent-style-name="Standard">
      <loext:graphic-properties draw:fill-color="#ffffff"/>
      <style:paragraph-properties fo:margin-left="0cm" fo:margin-right="0cm" fo:margin-top="0cm" fo:margin-bottom="0cm" loext:contextual-spacing="false" fo:line-height="115%" fo:text-align="center" style:justify-single-word="false" fo:keep-together="auto" fo:orphans="2" fo:widows="2" fo:text-indent="0cm" style:auto-text-indent="false" fo:padding="0cm" fo:border="none" fo:keep-with-next="auto"/>
      <style:text-properties officeooo:paragraph-rsid="0014cfc2"/>
    </style:style>
    <style:style style:name="P28"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29"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30"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officeooo:paragraph-rsid="0014cfc2"/>
    </style:style>
    <style:style style:name="P31"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Times New Roman" officeooo:paragraph-rsid="0014cfc2"/>
    </style:style>
    <style:style style:name="P32"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33"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paragraph-rsid="0014cfc2"/>
    </style:style>
    <style:style style:name="P34" style:family="paragraph" style:parent-style-name="Standard" style:list-style-name="WWNum2">
      <loext:graphic-properties draw:fill-color="#ffffff"/>
      <style:paragraph-properties fo:margin-left="1.27cm" fo:margin-right="0cm" fo:margin-top="0cm" fo:margin-bottom="0cm" loext:contextual-spacing="true" fo:text-align="justify" style:justify-single-word="false" fo:text-indent="-0.635cm" style:auto-text-indent="false" fo:padding="0cm" fo:border="none"/>
    </style:style>
    <style:style style:name="P35" style:family="paragraph" style:parent-style-name="Standard" style:list-style-name="WWNum2">
      <loext:graphic-properties draw:fill-color="#ffffff"/>
      <style:paragraph-properties fo:margin-left="1.27cm" fo:margin-right="0cm" fo:margin-top="0cm" fo:margin-bottom="0cm" loext:contextual-spacing="true" fo:text-align="justify" style:justify-single-word="false" fo:text-indent="-0.635cm" style:auto-text-indent="false" fo:padding="0cm" fo:border="none"/>
      <style:text-properties officeooo:paragraph-rsid="0014cfc2"/>
    </style:style>
    <style:style style:name="P36"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style>
    <style:style style:name="P37"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text-properties officeooo:paragraph-rsid="0014cfc2"/>
    </style:style>
    <style:style style:name="P38"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39"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text-properties officeooo:paragraph-rsid="0014cfc2"/>
    </style:style>
    <style:style style:name="P40"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style>
    <style:style style:name="P41"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officeooo:paragraph-rsid="0014cfc2"/>
    </style:style>
    <style:style style:name="P42" style:family="paragraph" style:parent-style-name="Standard" style:list-style-name="WWNum1">
      <loext:graphic-properties draw:fill-color="#ffffff"/>
      <style:paragraph-properties fo:margin-left="1.27cm" fo:margin-right="0cm" fo:text-align="justify" style:justify-single-word="false" fo:text-indent="-0.635cm" style:auto-text-indent="false" fo:padding="0cm" fo:border="none"/>
      <style:text-properties officeooo:paragraph-rsid="0014cfc2"/>
    </style:style>
    <style:style style:name="P43" style:family="paragraph" style:parent-style-name="Standard" style:list-style-name="WWNum2">
      <loext:graphic-properties draw:fill-color="#ffffff"/>
      <style:paragraph-properties fo:margin-left="2.54cm" fo:margin-right="0cm" fo:margin-top="0cm" fo:margin-bottom="0cm" loext:contextual-spacing="true" fo:text-align="justify" style:justify-single-word="false" fo:text-indent="-0.635cm" style:auto-text-indent="false" fo:padding="0cm" fo:border="none"/>
    </style:style>
    <style:style style:name="P44" style:family="paragraph" style:parent-style-name="Standard" style:list-style-name="WWNum2">
      <loext:graphic-properties draw:fill-color="#ffffff"/>
      <style:paragraph-properties fo:margin-left="2.54cm" fo:margin-right="0cm" fo:margin-top="0cm" fo:margin-bottom="0cm" loext:contextual-spacing="true" fo:text-align="justify" style:justify-single-word="false" fo:text-indent="-0.635cm" style:auto-text-indent="false" fo:padding="0cm" fo:border="none"/>
      <style:text-properties officeooo:paragraph-rsid="0014cfc2"/>
    </style:style>
    <style:style style:name="P45" style:family="paragraph" style:parent-style-name="Standard" style:list-style-name="WWNum4">
      <style:paragraph-properties fo:margin-left="2.54cm" fo:margin-right="0cm" fo:margin-top="0cm" fo:margin-bottom="0cm" loext:contextual-spacing="true" fo:text-align="justify" style:justify-single-word="false" fo:text-indent="-0.635cm" style:auto-text-indent="false"/>
    </style:style>
    <style:style style:name="P46" style:family="paragraph" style:parent-style-name="Standard" style:list-style-name="WWNum4">
      <style:paragraph-properties fo:margin-left="2.54cm" fo:margin-right="0cm" fo:margin-top="0cm" fo:margin-bottom="0cm" loext:contextual-spacing="true" fo:text-align="justify" style:justify-single-word="false" fo:text-indent="-0.635cm" style:auto-text-indent="false"/>
      <style:text-properties officeooo:paragraph-rsid="0014cfc2"/>
    </style:style>
    <style:style style:name="P47" style:family="paragraph" style:parent-style-name="Standard" style:list-style-name="WWNum1">
      <loext:graphic-properties draw:fill-color="#ffffff"/>
      <style:paragraph-properties fo:margin-left="2.54cm" fo:margin-right="0cm" fo:text-align="justify" style:justify-single-word="false" fo:text-indent="-0.635cm" style:auto-text-indent="false" fo:padding="0cm" fo:border="none"/>
      <style:text-properties officeooo:paragraph-rsid="0014cfc2"/>
    </style:style>
    <style:style style:name="P48" style:family="paragraph" style:parent-style-name="Standard" style:list-style-name="WWNum2">
      <loext:graphic-properties draw:fill-color="#ffffff"/>
      <style:paragraph-properties fo:margin-left="3.81cm" fo:margin-right="0cm" fo:margin-top="0cm" fo:margin-bottom="0cm" loext:contextual-spacing="true" fo:text-align="justify" style:justify-single-word="false" fo:text-indent="-0.635cm" style:auto-text-indent="false" fo:padding="0cm" fo:border="none"/>
    </style:style>
    <style:style style:name="P49" style:family="paragraph" style:parent-style-name="Standard" style:list-style-name="WWNum2">
      <loext:graphic-properties draw:fill-color="#ffffff"/>
      <style:paragraph-properties fo:margin-left="3.81cm" fo:margin-right="0cm" fo:margin-top="0cm" fo:margin-bottom="0cm" loext:contextual-spacing="true" fo:text-align="justify" style:justify-single-word="false" fo:text-indent="-0.635cm" style:auto-text-indent="false" fo:padding="0cm" fo:border="none"/>
      <style:text-properties officeooo:paragraph-rsid="0014cfc2"/>
    </style:style>
    <style:style style:name="P50" style:family="paragraph" style:parent-style-name="Standard" style:list-style-name="WWNum1">
      <loext:graphic-properties draw:fill-color="#ffffff"/>
      <style:paragraph-properties fo:margin-left="3.81cm" fo:margin-right="0cm" fo:text-align="justify" style:justify-single-word="false" fo:text-indent="-0.635cm" style:auto-text-indent="false" fo:padding="0cm" fo:border="none"/>
      <style:text-properties officeooo:paragraph-rsid="0014cfc2"/>
    </style:style>
    <style:style style:name="P51" style:family="paragraph" style:parent-style-name="Standard" style:list-style-name="WWNum2">
      <loext:graphic-properties draw:fill-color="#ffffff"/>
      <style:paragraph-properties fo:margin-left="5.08cm" fo:margin-right="0cm" fo:margin-top="0cm" fo:margin-bottom="0cm" loext:contextual-spacing="true" fo:text-align="justify" style:justify-single-word="false" fo:text-indent="-0.635cm" style:auto-text-indent="false" fo:padding="0cm" fo:border="none"/>
    </style:style>
    <style:style style:name="P52" style:family="paragraph" style:parent-style-name="Standard" style:list-style-name="WWNum2">
      <loext:graphic-properties draw:fill-color="#ffffff"/>
      <style:paragraph-properties fo:margin-left="5.08cm" fo:margin-right="0cm" fo:margin-top="0cm" fo:margin-bottom="0cm" loext:contextual-spacing="true" fo:text-align="justify" style:justify-single-word="false" fo:text-indent="-0.635cm" style:auto-text-indent="false" fo:padding="0cm" fo:border="none"/>
      <style:text-properties officeooo:paragraph-rsid="0014cfc2"/>
    </style:style>
    <style:style style:name="P53"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5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officeooo:paragraph-rsid="0014cfc2"/>
    </style:style>
    <style:style style:name="P5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fo:color="#0000ff" officeooo:paragraph-rsid="0014cfc2"/>
    </style:style>
    <style:style style:name="P56" style:family="paragraph" style:parent-style-name="Standard">
      <loext:graphic-properties draw:fill-color="#ffffff"/>
      <style:paragraph-properties fo:margin-left="0cm" fo:margin-right="0cm" fo:margin-top="0cm" fo:margin-bottom="0cm" loext:contextual-spacing="false" fo:text-align="justify" style:justify-single-word="false" fo:text-indent="1.27cm" style:auto-text-indent="false" fo:padding="0cm" fo:border="none"/>
      <style:text-properties officeooo:paragraph-rsid="0014cfc2"/>
    </style:style>
    <style:style style:name="P57" style:family="paragraph" style:parent-style-name="Standard">
      <loext:graphic-properties draw:fill-color="#ffffff"/>
      <style:paragraph-properties fo:margin-left="0cm" fo:margin-right="0cm" fo:margin-top="0cm" fo:margin-bottom="0cm" loext:contextual-spacing="false" fo:text-align="justify" style:justify-single-word="false" fo:text-indent="1.27cm" style:auto-text-indent="false" fo:padding="0cm" fo:border="none"/>
      <style:text-properties officeooo:paragraph-rsid="00180714"/>
    </style:style>
    <style:style style:name="P58" style:family="paragraph" style:parent-style-name="Standard">
      <loext:graphic-properties draw:fill-color="#ffffff"/>
      <style:paragraph-properties fo:margin-left="0cm" fo:margin-right="0cm" fo:margin-top="0cm" fo:margin-bottom="0cm" loext:contextual-spacing="false" fo:text-align="center" style:justify-single-word="false" fo:text-indent="1.27cm" style:auto-text-indent="false" fo:padding="0cm" fo:border="none"/>
      <style:text-properties officeooo:paragraph-rsid="0014cfc2"/>
    </style:style>
    <style:style style:name="P59" style:family="paragraph" style:parent-style-name="Heading_20_1">
      <style:paragraph-properties fo:margin-top="0cm" fo:margin-bottom="0cm" loext:contextual-spacing="false" fo:text-align="justify" style:justify-single-word="false"/>
      <style:text-properties officeooo:paragraph-rsid="0014cfc2"/>
    </style:style>
    <style:style style:name="P60" style:family="paragraph" style:parent-style-name="Heading_20_1">
      <style:paragraph-properties fo:margin-top="0cm" fo:margin-bottom="0cm" loext:contextual-spacing="false" fo:text-align="justify" style:justify-single-word="false"/>
      <style:text-properties officeooo:paragraph-rsid="00180714"/>
    </style:style>
    <style:style style:name="P61" style:family="paragraph" style:parent-style-name="Heading_20_1">
      <loext:graphic-properties draw:fill-color="#ffffff"/>
      <style:paragraph-properties fo:margin-top="0cm" fo:margin-bottom="0cm" loext:contextual-spacing="false" fo:padding="0cm" fo:border="none"/>
      <style:text-properties officeooo:paragraph-rsid="0014cfc2"/>
    </style:style>
    <style:style style:name="P62" style:family="paragraph" style:parent-style-name="Heading_20_2">
      <style:paragraph-properties fo:margin-top="0cm" fo:margin-bottom="0cm" loext:contextual-spacing="false" fo:text-align="justify" style:justify-single-word="false"/>
      <style:text-properties officeooo:paragraph-rsid="0014cfc2"/>
    </style:style>
    <style:style style:name="P63" style:family="paragraph" style:parent-style-name="Heading_20_2">
      <style:paragraph-properties fo:margin-top="0cm" fo:margin-bottom="0cm" loext:contextual-spacing="false" fo:text-align="justify" style:justify-single-word="false"/>
      <style:text-properties officeooo:paragraph-rsid="00180714"/>
    </style:style>
    <style:style style:name="P64" style:family="paragraph" style:parent-style-name="Heading_20_2">
      <loext:graphic-properties draw:fill-color="#ffffff"/>
      <style:paragraph-properties fo:margin-top="0cm" fo:margin-bottom="0cm" loext:contextual-spacing="false" fo:padding="0cm" fo:border="none"/>
      <style:text-properties officeooo:paragraph-rsid="0014cfc2"/>
    </style:style>
    <style:style style:name="P65" style:family="paragraph" style:parent-style-name="Title">
      <loext:graphic-properties draw:fill-color="#ffffff"/>
      <style:paragraph-properties fo:margin-top="0cm" fo:margin-bottom="0cm" loext:contextual-spacing="false" fo:text-align="center" style:justify-single-word="false" fo:padding="0cm" fo:border="none"/>
      <style:text-properties officeooo:paragraph-rsid="0014cfc2"/>
    </style:style>
    <style:style style:name="T1" style:family="text">
      <style:text-properties fo:font-size="18pt" style:font-size-asian="18pt" style:font-size-complex="18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color="#0000ff" fo:font-size="12pt" style:font-size-asian="12pt" style:font-size-complex="12pt"/>
    </style:style>
    <style:style style:name="T5" style:family="text">
      <style:text-properties fo:color="#0000ff" fo:font-size="12pt" style:text-underline-style="none" style:font-size-asian="12pt" style:font-size-complex="12pt"/>
    </style:style>
    <style:style style:name="T6" style:family="text">
      <style:text-properties fo:color="#0000ff" fo:font-size="12pt" fo:font-weight="bold" style:font-size-asian="12pt" style:font-weight-asian="bold" style:font-size-complex="12pt"/>
    </style:style>
    <style:style style:name="T7" style:family="text">
      <style:text-properties fo:color="#0000ff" fo:font-style="italic" style:font-style-asian="italic"/>
    </style:style>
    <style:style style:name="T8" style:family="text">
      <style:text-properties fo:color="#0000ff" fo:font-style="italic" officeooo:rsid="0016bf28" style:font-style-asian="italic"/>
    </style:style>
    <style:style style:name="T9" style:family="text">
      <style:text-properties fo:color="#0000ff"/>
    </style:style>
    <style:style style:name="T10" style:family="text">
      <style:text-properties fo:color="#0000ff" fo:font-size="18pt" style:font-size-asian="18pt" style:font-size-complex="18pt"/>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T13" style:family="text">
      <style:text-properties fo:color="#505050" fo:font-style="italic" fo:font-weight="bold" style:font-style-asian="italic" style:font-weight-asian="bold"/>
    </style:style>
    <style:style style:name="T14" style:family="text">
      <style:text-properties fo:color="#4a86e8"/>
    </style:style>
    <style:style style:name="T15" style:family="text">
      <style:text-properties fo:color="#4a86e8" style:text-underline-style="none"/>
    </style:style>
    <style:style style:name="T16" style:family="text">
      <style:text-properties style:text-underline-style="none"/>
    </style:style>
    <style:style style:name="T17" style:family="text">
      <style:text-properties fo:font-weight="bold" style:font-weight-asian="bold"/>
    </style:style>
    <style:style style:name="T18" style:family="text">
      <style:text-properties fo:font-size="10pt" style:font-size-asian="10pt" style:font-size-complex="10pt"/>
    </style:style>
    <style:style style:name="T19" style:family="text">
      <style:text-properties fo:color="#ff0000"/>
    </style:style>
    <style:style style:name="T20" style:family="text">
      <style:text-properties fo:color="#ff0000" style:text-underline-style="none"/>
    </style:style>
    <style:style style:name="T21" style:family="text">
      <style:text-properties fo:color="#222222" fo:font-size="10pt" style:font-size-asian="10pt" style:font-size-complex="10pt" fo:background-color="#ffffff"/>
    </style:style>
    <style:style style:name="T22" style:family="text">
      <style:text-properties fo:color="#222222" fo:font-size="10pt" officeooo:rsid="00180714" style:font-size-asian="10pt" style:font-size-complex="10pt" fo:background-color="#ffffff"/>
    </style:style>
    <style:style style:name="T23" style:family="text">
      <style:text-properties fo:color="#222222" fo:font-size="10pt" fo:font-weight="bold" style:font-size-asian="10pt" style:font-weight-asian="bold" style:font-size-complex="10pt" fo:background-color="#ffffff"/>
    </style:style>
    <style:style style:name="T24" style:family="text">
      <style:text-properties fo:color="#222222" fo:font-size="10pt" fo:font-style="italic" style:font-size-asian="10pt" style:font-style-asian="italic" style:font-size-complex="10pt" fo:background-color="#ffffff"/>
    </style:style>
    <style:style style:name="T25" style:family="text">
      <style:text-properties fo:color="#222222" fo:background-color="#ffffff"/>
    </style:style>
    <style:style style:name="T26" style:family="text">
      <style:text-properties style:text-position="sub 58%"/>
    </style:style>
    <style:style style:name="T27" style:family="text">
      <style:text-properties style:text-position="sub 58%" fo:font-style="italic" style:font-style-asian="italic"/>
    </style:style>
    <style:style style:name="fr1"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4">Perguntas a serem respondida no relatório:</text:span></text:p>
      <text:list xml:id="list606800732" text:style-name="WWNum2">
        <text:list-item>
          <text:p text:style-name="P35"><text:span text:style-name="T4">O Bfast é eficaz para detectar mudança de cobertura?</text:span></text:p>
          <text:list>
            <text:list-item>
              <text:p text:style-name="P44"><text:span text:style-name="T6">Qual a configuração mais eficaz em cada tipo de mudança de cobertura?</text:span></text:p>
              <text:list>
                <text:list-item>
                  <text:p text:style-name="P49"><text:span text:style-name="T4">precisa de diferentes parâmetros?</text:span></text:p>
                  <text:list>
                    <text:list-item>
                      <text:p text:style-name="P52"><text:span text:style-name="T4">sazonalidade: focar em harmônica</text:span></text:p>
                    </text:list-item>
                    <text:list-item>
                      <text:p text:style-name="P52"><text:span text:style-name="T4">Área: pixel central</text:span></text:p>
                    </text:list-item>
                    <text:list-item>
                      <text:p text:style-name="P52"><text:span text:style-name="T4">H: Olhar todos</text:span></text:p>
                    </text:list-item>
                  </text:list>
                </text:list-item>
                <text:list-item>
                  <text:p text:style-name="P49"><text:span text:style-name="T4">precisa de diferentes algoritmos?</text:span></text:p>
                  <text:list>
                    <text:list-item>
                      <text:p text:style-name="P52"><text:span text:style-name="T4">Olhar todos</text:span></text:p>
                    </text:list-item>
                  </text:list>
                </text:list-item>
              </text:list>
            </text:list-item>
          </text:list>
        </text:list-item>
      </text:list>
      <text:p text:style-name="P12"/>
      <text:p text:style-name="P9"><text:span text:style-name="T7">Analisar de forma conjunta os erros e acertos. Pois o algorítmos que acertam muito, mais erram muito não são mais eficientes que os que acertam pouco e erram pouco.</text:span></text:p>
      <text:p text:style-name="P18"/>
      <text:p text:style-name="P9"><text:span text:style-name="T11">Problema</text:span></text:p>
      <text:p text:style-name="P9"/>
      <text:p text:style-name="P9">Entretanto, sua efetividade em detectar conversões de diversos tipos de uso da terra e ações de manejo não é totalmente conhecida no território brasileiro, já que é impactada pela configuração ideal, que varia de acordo com o tipo de uso de solo da região e pelos ruídos presentes nos dados das séries temporais.</text:p>
      <text:p text:style-name="P16"/>
      <text:p text:style-name="P9"><text:span text:style-name="T11">Trabalhos anteriores relacionados</text:span></text:p>
      <text:p text:style-name="P9">Na região semi-árida da Austrália foi desenvolvido um estudo [WATTS et. al 2014] para avaliar a efetividade do BFAST em avaliar padrões de respostas regionais da vegetação detectando mudanças abruptas na magnitude e direção das tendências de longo prazo. Na região de Minas Gerais - Brasil, o BFAST foi utilizado para identificar influência do tamanho do objeto na capacidade de detecção de mudanças abruptas e graduais ao longo de uma série temporal [DE CARVALHO et. al 2015]. O trabalho de [DARMAWAN et. al 2012] realiza uma comparação dos índices de vegetação EVI e NDVI para detectar mudanças do tipo de uso de solo utilizando o algoritmo BFAST. </text:p>
      <text:p text:style-name="P54">Como as séries temporais são fortementes influenciadas pelas variações sazonais climáticas, os métodos de detecção de mudanças, como o BFAST, podem não detectar com acurácia essas mudanças. Por isso, alguns trabalhos, como [HONG et. al 2012], utilizaram métodos de análise multi-resolução, como a transformada de wavelets, para detectar diversas mudanças nos dados de séries temporais, removendo ruídos que atrapalham na acurácia dos algoritmos de detecção.</text:p>
      <text:p text:style-name="P54">Nenhuma solução eficiente foi encontrada para detectar conversões de diversos tipos de uso da terra e ações de manejo no território <text:span text:style-name="T14">brasileiro </text:span>utilizando o algoritmo BFAST.</text:p>
      <text:p text:style-name="P54">No presente estudo, o objetivo foi avaliar a eficácia do BFAST e influência de seus parâmetros, em detectar mudanças de regimes em séries temporais de NDVI (produto do sensor MODIS, MOD13Q1) em diferentes mudanças de cobertura do solo.</text:p>
      <text:p text:style-name="P54">A área do estudo está localizada na zona de transição entre os biomas Cerrado e Amazônia, na Mesorregião nordeste Mato-Grossense. Essa região está inserida em uma das fronteiras agrícolas mais intensas do mundo atualmente, conhecida como arco do desmatamento. Apresentando altas taxas de conversões de cobertura da terra, cenário ideal para este tipo de estudo.</text:p>
      <text:p text:style-name="P54"><text:soft-page-break/>Foram selecionadas amostras em duas áreas controles (floresta e silvicultura-seringal), para as quais não são esperadas mudanças nas séries, e em quatro áreas <text:s/>com diferentes mudanças de cobertura do solo (floresta-pastagem, pastagem-soja, soja-soja e milho, e soja- seringa), com o histórico de transições do uso conhecido. O número de amostras para cada classe foi limitado pela disponibilidade de área com a respectiva classe de uso na região do presente estudo, e variou entre 8 e 18. Cada amostra consistiu em uma área de 750 x 750 metros, compreendendo uma matriz de 3 x 3 de NDVI do sensor MODIS.</text:p>
      <text:p text:style-name="P9"><text:tab/>A eficácia do BFAST foi avaliada utilizando o algoritmo original e um algoritmo adaptado para desconsiderar o coeficiente angular na detecção dos breakpoints, cada algoritmo foi executado para a série de dados originais e para a série filtrada com Wavelets. Os parâmetros avaliados foram </text:p>
      <text:p text:style-name="P9"/>
      <text:p text:style-name="P9"><text:span text:style-name="T17">Conclusões Prévias </text:span></text:p>
      <text:p text:style-name="P9"/>
      <text:list xml:id="list3958639747" text:style-name="WWNum1">
        <text:list-item>
          <text:p text:style-name="P39">A sazonalidade não afeta a acurácia (harmônica fixada). <text:span text:style-name="T14">destacar esse resultado</text:span></text:p>
        </text:list-item>
        <text:list-item>
          <text:p text:style-name="P39">A metodologia não afeta a acurácia (pixel central fixado). <text:span text:style-name="T14">destacar</text:span></text:p>
        </text:list-item>
        <text:list-item>
          <text:p text:style-name="P39">Em pixels de Floresta, onde não houveram mudanças de uso: valores de h maiores tiveram melhor acurácia, bem como os algoritmos filtrados, em relação aos não filtrados. <text:span text:style-name="T14">possível conclusão: O filtro (Wavellets) suaviza as séries, reduzindo a possibilidade de encontrar breakpoints. Existe uma relação inversa entre o H é o número de breakpoints encontrados, ou seja, quanto menor o H mais sensível é o método em detectar breaks de menor magnitude.</text:span></text:p>
        </text:list-item>
        <text:list-item>
          <text:p text:style-name="P39">Em pixels de Seringa, onde não houveram mudanças de uso: os algoritmos do Luis tiveram pior acurácia <text:span text:style-name="T17">(Por que?)</text:span>. Valores de h próximo a 2 foram melhores <text:span text:style-name="T17">(Sazonalidade?)</text:span> </text:p>
        </text:list-item>
        <text:list-item>
          <text:p text:style-name="P39">Na transição de pastagem para soja: valores de h medianos tiveram pior acurácia <text:span text:style-name="T17">(Por que?)</text:span>.</text:p>
        </text:list-item>
        <text:list-item>
          <text:p text:style-name="P39">Na transição de soja para soja e milho: valores de h medianos tiveram melhor acurácia <text:span text:style-name="T17">(Por que?)</text:span>.</text:p>
        </text:list-item>
        <text:list-item>
          <text:p text:style-name="P39">Na transição de soja para seringa: valores de h maiores tiveram melhor acurácia <text:span text:style-name="T17">(Por que?)</text:span>.</text:p>
        </text:list-item>
        <text:list-item>
          <text:p text:style-name="P39">Na transição de floresta para pastagem: <text:s/>valores de h maiores tiveram melhor acurácia <text:span text:style-name="T17">(Por que?)</text:span>.</text:p>
        </text:list-item>
      </text:list>
      <text:p text:style-name="P9"/>
      <text:p text:style-name="P9"/>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30">MUDANÇA</text:p>
          </table:table-cell>
          <table:table-cell table:style-name="Tabela2.A1" office:value-type="string">
            <text:p text:style-name="P30">ALGORITMO</text:p>
          </table:table-cell>
          <table:table-cell table:style-name="Tabela2.A1" office:value-type="string">
            <text:p text:style-name="P30">H MENOR</text:p>
          </table:table-cell>
          <table:table-cell table:style-name="Tabela2.A1" office:value-type="string">
            <text:p text:style-name="P30">H MÉDIO</text:p>
          </table:table-cell>
          <table:table-cell table:style-name="Tabela2.A1" office:value-type="string">
            <text:p text:style-name="P30">H GRANDE</text:p>
          </table:table-cell>
        </table:table-row>
        <table:table-row table:style-name="Tabela2.1">
          <table:table-cell table:style-name="Tabela2.A1" office:value-type="string">
            <text:p text:style-name="P30"><text:span text:style-name="T18">Floresta-Floresta</text:span></text:p>
          </table:table-cell>
          <table:table-cell table:style-name="Tabela2.A1" office:value-type="string">
            <text:p text:style-name="P30">bfast original filtrado</text:p>
          </table:table-cell>
          <table:table-cell table:style-name="Tabela2.A1" office:value-type="string">
            <text:p text:style-name="P31"/>
          </table:table-cell>
          <table:table-cell table:style-name="Tabela2.A1" office:value-type="string">
            <text:p text:style-name="P31">x</text:p>
          </table:table-cell>
          <table:table-cell table:style-name="Tabela2.A1" office:value-type="string">
            <text:p text:style-name="P31">x</text:p>
          </table:table-cell>
        </table:table-row>
        <table:table-row table:style-name="Tabela2.3">
          <table:table-cell table:style-name="Tabela2.A1" office:value-type="string">
            <text:p text:style-name="P30">Seringa-Seringa</text:p>
          </table:table-cell>
          <table:table-cell table:style-name="Tabela2.A1" office:value-type="string">
            <text:p text:style-name="P22">bfast original filtrado</text:p>
          </table:table-cell>
          <table:table-cell table:style-name="Tabela2.A1" office:value-type="string">
            <text:p text:style-name="P31"/>
          </table:table-cell>
          <table:table-cell table:style-name="Tabela2.A1" office:value-type="string">
            <text:p text:style-name="P31">x</text:p>
          </table:table-cell>
          <table:table-cell table:style-name="Tabela2.A1" office:value-type="string">
            <text:p text:style-name="P31"/>
          </table:table-cell>
        </table:table-row>
        <table:table-row table:style-name="Tabela2.1">
          <table:table-cell table:style-name="Tabela2.A1" office:value-type="string">
            <text:p text:style-name="P30">Pasto-Soja</text:p>
          </table:table-cell>
          <table:table-cell table:style-name="Tabela2.A1" office:value-type="string">
            <text:p text:style-name="P30">luis filtrado</text:p>
          </table:table-cell>
          <table:table-cell table:style-name="Tabela2.A1" office:value-type="string">
            <text:p text:style-name="P31">x</text:p>
          </table:table-cell>
          <table:table-cell table:style-name="Tabela2.A1" office:value-type="string">
            <text:p text:style-name="P31"/>
          </table:table-cell>
          <table:table-cell table:style-name="Tabela2.A1" office:value-type="string">
            <text:p text:style-name="P31">x</text:p>
          </table:table-cell>
        </table:table-row>
        <table:table-row table:style-name="Tabela2.1">
          <table:table-cell table:style-name="Tabela2.A1" office:value-type="string">
            <text:p text:style-name="P30"><text:span text:style-name="T18">Soja-Soja e Milho</text:span></text:p>
          </table:table-cell>
          <table:table-cell table:style-name="Tabela2.A1" office:value-type="string">
            <text:p text:style-name="P22">luis filtrado</text:p>
          </table:table-cell>
          <table:table-cell table:style-name="Tabela2.A1" office:value-type="string">
            <text:p text:style-name="P31"/>
          </table:table-cell>
          <table:table-cell table:style-name="Tabela2.A1" office:value-type="string">
            <text:p text:style-name="P31">x</text:p>
          </table:table-cell>
          <table:table-cell table:style-name="Tabela2.A1" office:value-type="string">
            <text:p text:style-name="P31"/>
          </table:table-cell>
        </table:table-row>
        <table:table-row table:style-name="Tabela2.1">
          <table:table-cell table:style-name="Tabela2.A1" office:value-type="string">
            <text:p text:style-name="P30">Soja-Seringa</text:p>
          </table:table-cell>
          <table:table-cell table:style-name="Tabela2.A1" office:value-type="string">
            <text:p text:style-name="P22">bfast original filtrado</text:p>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x</text:p>
          </table:table-cell>
        </table:table-row>
        <table:table-row table:style-name="Tabela2.1">
          <table:table-cell table:style-name="Tabela2.A1" office:value-type="string">
            <text:p text:style-name="P30">Floresta-Pasto</text:p>
          </table:table-cell>
          <table:table-cell table:style-name="Tabela2.A1" office:value-type="string">
            <text:p text:style-name="P22">luis filtrado</text:p>
          </table:table-cell>
          <table:table-cell table:style-name="Tabela2.A1" office:value-type="string">
            <text:p text:style-name="P31"/>
          </table:table-cell>
          <table:table-cell table:style-name="Tabela2.A1" office:value-type="string">
            <text:p text:style-name="P31"/>
          </table:table-cell>
          <table:table-cell table:style-name="Tabela2.A1" office:value-type="string">
            <text:p text:style-name="P31">x</text:p>
          </table:table-cell>
        </table:table-row>
      </table:table>
      <text:p text:style-name="P9"/>
      <text:p text:style-name="P9"><text:soft-page-break/></text:p>
      <text:list xml:id="list1916456595" text:style-name="WWNum4">
        <text:list-item>
          <text:p text:style-name="P41">O bfast original é melhor para os casos onde: não houveram mudanças de uso; a classe seringa está envolvida. <text:span text:style-name="T14">O bfast original encontra menos falsos positivos,..</text:span></text:p>
        </text:list-item>
        <text:list-item>
          <text:p text:style-name="P41">O algoritmo do Luís é melhor para os casos onde: a pastagem está presente. <text:span text:style-name="T14">As maiores magnitudes estão nas transições floresta-pastagem, pastagem-soja. O algoritmo do luis detecta maiores magnitude.</text:span></text:p>
        </text:list-item>
        <text:list-item>
          <text:p text:style-name="P41">O filtro sempre está presente nas melhores combinações (algoritmo x h) dentro de cada transição. <text:span text:style-name="T14">O filtro diminui o ruído, e por isso diminui os falsos positivos. Em alguns casos a redução de falsos positivos chegou a 80%.</text:span></text:p>
        </text:list-item>
        <text:list-item>
          <text:p text:style-name="P41">Em média os algoritmos do Luís são melhores, em termos de acurácia <text:span text:style-name="T14">Ele detecta menos falsos positivos.</text:span></text:p>
        </text:list-item>
        <text:list-item>
          <text:p text:style-name="P41"><text:span text:style-name="T14">Uma das conclusões do trabalho pode ser que o BFAST é difícil evitar os falsos positivos. O filtro ajuda eliminar os falsos positivos, a questão é saber como ele ajuda a acertar os breakpoints verdadeiros.</text:span></text:p>
        </text:list-item>
        <text:list-item>
          <text:p text:style-name="P41"><text:span text:style-name="T14">Não estamos considerando que ações de manejo podem criar breakpoints também,...</text:span></text:p>
        </text:list-item>
        <text:list-item>
          <text:p text:style-name="P41"><text:span text:style-name="T19">Qual o impacto da filtragem e do H na redução dos erros e das filtragens?</text:span></text:p>
          <text:list>
            <text:list-item>
              <text:p text:style-name="P46"><text:span text:style-name="T19">Pode ser que “passar os dados em um moedor” não vai ajudar a eliminar os falsos positivos.</text:span></text:p>
            </text:list-item>
          </text:list>
        </text:list-item>
        <text:list-item>
          <text:p text:style-name="P41"><text:span text:style-name="T19">PENSANDO EM TESTE DE HIPÓTESES:</text:span></text:p>
          <text:list>
            <text:list-item>
              <text:p text:style-name="P46"><text:span text:style-name="T19">Ao mexer os parâmetros, qual a probabilidade de uma breakpoint detectado ser verdadeiro?</text:span></text:p>
            </text:list-item>
            <text:list-item>
              <text:p text:style-name="P46"><text:span text:style-name="T19">Hipótese nula: o ponto não é um Break Point</text:span></text:p>
            </text:list-item>
          </text:list>
        </text:list-item>
      </text:list>
      <text:p text:style-name="P9"><text:span text:style-name="T14">Mudanças de maior magnitude (coeficiente linear): Floresta-Pasto seguido de Pasto-Soja, por isso o algoritmo do Luís tem melhores resultados.</text:span></text:p>
      <text:p text:style-name="P62"/>
      <text:p text:style-name="P56">Por meio da análise de séries temporais, é possível detectar tendências na assinatura temporal, permitindo diferenciar uma mudança gradual, geralmente temporária, de uma mudança ocorrida por atividade abruptas, que pode ser permanente. Pela análise de uma série temporal permite-se saber se houve ou não mudança na paisagem e qual o tipo de mudança (Arantes, 2014). Em relação às regiões de pastagens, o desafio é encontrar padrões e detectar mudanças nessas regiões ao longo do tempo levando em conta as características específicas das pastagens.</text:p>
      <text:p text:style-name="P56">Para o estudo de alterações do uso do solo ocorridas durante o tempo, <text:s/>o algoritmo BFAST (Breaks For Additive Seasonal and Trend) têm sido amplamente utilizado por ser um algoritmo robusto, podendo ser aplicado a qualquer tipo de sensor, que, além de decompor a série nos componentes de sazonalidade e tendência, detecta mudanças graduais e abruptas na série. Este algoritmo, entretanto, possui um desempenho computacional não satisfatório quando a área de estudo compreende uma região geográfica muito grande, onde devem ser analisados um grande conjunto de pixels com séries temporais longas. Por exemplo, para a análise de uma série temporal com 374 observações, a execução do BFAST chega a levar 4 segundos. A análise de imagens com milhões de pixels podem levar dias e, até meses, dependendo da infraestrutura computacional disponível, isto é, o número de processadores e memória disponíveis. Isto torna o algoritmo BFAST inviável de ser utilizado quando existe a necessidade da análise de séries temporais de um grande número de pixels.</text:p>
      <text:p text:style-name="P56"><text:soft-page-break/>Este trabalho tem como objetivo compreender a qualidade das pastagens no Estado de Goiás avaliando as características sazonais e de tendências utilizando imagens do sensor MODIS e o algoritmo BFAST para detectar mudanças no uso de solo. O algoritmo BFAST será analisado com um olhar computacional para identificar possíveis melhorias para reduzir o tempo de execução para a análise de séries temporais de pixels.</text:p>
      <text:p text:style-name="P56"/>
      <text:p text:style-name="P61"><text:bookmark text:name="_p87v9so0bstg"/>2 - BFAST - Uma visão Geral do método</text:p>
      <text:p text:style-name="P1"><text:tab/>A fim de avaliar as mudanças graduais e abruptas do objeto na série temporal de pastagens no Brasil, foi utilizado o algoritmo BFAST (Breaks For Additive Seasonal and Trend), desenvolvido por Verbesselt et al. (2010). Este algoritmo decompõe a série temporal, em três componentes: tendência (T<text:span text:style-name="T26">t</text:span>), sazonalidade (S<text:span text:style-name="T26">t</text:span>), e ruído (e<text:span text:style-name="T26">t</text:span>). Sua fórmula pode ser expressa como: </text:p>
      <text:p text:style-name="P3"><draw:frame draw:style-name="fr1" text:anchor-type="as-char" svg:width="4.971cm" svg:height="0.508cm" draw:z-index="0"><draw:object xlink:href="./Object 1" xlink:type="simple" xlink:show="embed" xlink:actuate="onLoad"/><draw:image xlink:href="./ObjectReplacements/Object 1" xlink:type="simple" xlink:show="embed" xlink:actuate="onLoad"/><svg:desc>fórmula</svg:desc></draw:frame></text:p>
      <text:p text:style-name="P1">onde: Yt são os dados observados no tempo t, T<text:span text:style-name="T26">t</text:span> é o componente de tendência, S<text:span text:style-name="T26">t</text:span> é o componente sazonal, e e<text:span text:style-name="T26">t</text:span> é o restante do componente ou ruído. As mudanças são detectadas através da identificação de pontos de quebra resultantes do processo de decomposição da série. </text:p>
      <text:p text:style-name="P56">Este algoritmo utiliza o procedimento STL – Seasonal-Trend decomposition para decompor a série temporal, o qual fornece uma estimativa precisa e robusta de componentes de tendência e de sazonalidade, graças à sua capacidade de lidar com valores extremos ou a falta de valores dentro da série histórica. O STL é um método não-paramétrico, que, utilizando um modelo aditivo, de forma flexível, decompõe séries temporais. Este tipo de modelo implica que a magnitude das flutuações na série original resultante do padrão sazonal e a componente residual não são afetadas pelo nível da tendência (JACQUIN; SHEEREN; LACOMBE, 2010).</text:p>
      <text:p text:style-name="P56">STL é um processo iterativo, que utiliza LOcally wEighted regreSion Smoother (LOESS) para decompor os componentes da série temporal. Com a formação da série temporal decomposta, a componente tendência terá grande relevância na detecção de distúrbio real, pois permite a determinação da direção da mudança analisando o sinal de inclinação da tendência. </text:p>
      <text:p text:style-name="P56">Em cada iteração do algoritmo do BFAST para determinar os componentes T<text:span text:style-name="T26">t </text:span>e S<text:span text:style-name="T26">t</text:span> é testado se ocorreram mudanças abruptas na série temporal. O teste utilizando a soma dos quadrados residuais (MOSUM) é utilizado para este propósito (Zeileis and Kleiber, 2005). Se o teste indica <text:s/>uma mudança significativa (α = 0.05), os breakpoints são estimados utilizando o método de Bai and Perron (2003). Este método minimiza o Critério de Informação Bayesiano (BIC) para determinar o número ótimo de quebras na série temporal e iterativamente minimiza a soma dos quadrados dos resíduos para estimar as posições das quebras ótimas. </text:p>
      <text:p text:style-name="P56">Na Figura 2 são apresentados os três componentes do BFAST: (1) o componente sazonal relacionados às variações anuais de atividade; (2) um componente de tendência relacionado à alterações de longo prazo; e (3) o componente residual relacionado a variações ou ruídos irregulares de curto prazo (i.e., nuvens ou dispersões atmosféricas)</text:p>
      <text:p text:style-name="P58">.</text:p>
      <text:p text:style-name="P58"><text:span text:style-name="T12">Figura 2: Componentes do BFAST</text:span></text:p>
      <text:p text:style-name="P61"><text:bookmark text:name="_jx15w2jfq2dt"/><text:soft-page-break/>3 - Uso do BFAST em séries temporais de pastagens</text:p>
      <text:p text:style-name="P1"><text:tab/>O BFAST foi escolhido para o estudo de séries temporais de pastagens por sua fácil implementação (por meio do pacote “bfast” do software livre R) e, por ser um algoritmo mais robusto, podendo ser aplicado a qualquer tipo de sensor, que, além de decompor a série nos componentes de sazonalidade e tendência, detecta mudanças graduais e abruptas na série.</text:p>
      <text:p text:style-name="P1"><text:tab/>As imagens, obtidas pelos sensores dos satélites Landsat, são largamente usadas para o monitoramento da superfície terrestre porque fornecem imagens desde a década de 1970. Porém, em regiões tropicais, a frequente cobertura de nuvens pode comprometer ou mesmo inviabilizar a análise multitemporal desses dados e, somado a isso, algumas imagens Landsat não estão disponíveis em certas datas, dificultando o uso contínuo destas imagens. Uma alternativa para contornar estas dificuldades seria o uso de imagens do sensor MODIS, a bordo do satélite Terra, que possuem uma resolução temporal melhor, o que melhora, significativamente, a composição da série temporal permitindo analisar a série temporal sem que existam faixas de datas sem valores, prejudicando o resultado da análise. Por possuir baixa resolução espacial, imagens do sensor MODIS não é ideal para estudos em regiões onde existe uma alta fragmentação da paisagem, mas pode ser utilizada para estudos em grandes áreas para observar padrões nestas áreas.</text:p>
      <text:p text:style-name="P56">A Figura 3 apresenta o exemplo de uma análise da série temporal com a variação do índice de vegetação NDVI de um pixel, utilizando imagens do sensor MODIS, executando o algoritmo BFAST. Neste exemplo, o BFAST identificou três quebras na série temporal. A primeira quando provavelmente houve desmatamento de uma floresta, já que o valor de NDVI que estava alto (típico de florestas) teve uma quebra brusca. Este valor começou a subir depois dessa quebra até que houve outro ponto de quebra identificado, em que a região se tornou pastagem. Na última quebra, a região se tornou uma plantação de alguma cultura, como por exemplo milho. </text:p>
      <text:p text:style-name="P56">Na Figura 3 é possível observar no componente de tendência (linha tracejada vermelha) que a pastagem foi perdendo o vigor até que se tornar plantação. Nosso trabalho tem como objetivo utilizar o BFAST para identificar regiões que possuam padrão de perda ou ganho da qualidade da pastagem. Com o BFAST é possível detectar as mudanças abruptas (i.e. desmatamento, cultura, fogo e erros do sensor) e de componentes de tendências , além de caracterizar os componentes dessa mudança no ecossistema, como magnitude, direção e tempo. </text:p>
      <text:p text:style-name="P5"><text:tab/></text:p>
      <text:p text:style-name="P3"><text:span text:style-name="T12">Figura 3 - Análise da série temporal do índice de vegetação NDVI de um pixel utilizando o BFAST</text:span></text:p>
      <text:p text:style-name="P3"><text:span text:style-name="T12"/></text:p>
      <text:p text:style-name="P5"><text:tab/>Para facilitar a análise da série temporal de um pixel por qualquer usuário Web, foi implementada nova ferramenta, disponível em (LAPIG, 2017), para calcular a tendência e os pontos de quebra de séries temporais utilizando o BFAST. A Figura 4 apresenta a tela da ferramenta que permite que o usuário clique em um ponto do mapa e seja retornado os valores da série histórica do índice de vegetação do pixel relacionado ao clique e o gráfico com o componente de tendência da série histórica. A ferramenta Web, em Javascript, está integrada ao algoritmo em R que executa o algoritmo BFAST. Na ferramenta é possível enviar filtros e parâmetros do BFAST, por exemplo o período de análise, possibilitando que o usuário possa realizar consultas que melhor atendam aos seus requisitos. Também é <text:soft-page-break/>possível escolher o satélite no qual deseja obter os valores da série histórica do índice de vegetação.</text:p>
      <text:p text:style-name="P5"/>
      <text:p text:style-name="P3"><text:span text:style-name="T12">Figura 4 - Ferramenta de análise de série temporal de pixels utilizando o BFAST</text:span></text:p>
      <text:p text:style-name="P1"><text:tab/>De acordo com Ferreira et al. (2013a) EVI e o NDVI apresentam respostas sazonais semelhantes, sendo o EVI ao ser mais sensível à variação sazonal e espacial da vegetação. O fator de ajuste presente no EVI acaba por minimizar o efeito do tipo de solo em áreas de pastagens com algum tipo de degradação “biológica” ou “agronômica” e, por isso, o NDVI é o índice mais adequado para monitorar e avaliar a qualidade das pastagens. Em Ferreira et al. (2013a), os resultaram mostraram uma alta correlação entre o NDVI e a % de área verde (95%).</text:p>
      <text:p text:style-name="P1"/>
      <text:p text:style-name="P65"><text:span text:style-name="T10">Avaliação do algoritmo BFAST, aplicado à séries temporais MOD13Q1 NDVI, <text:s/>para detectar mudanças de uso da terra na região nordeste do Mato-Grosso - Brasil</text:span></text:p>
      <text:p text:style-name="P13"/>
      <text:p text:style-name="P14"><text:span text:style-name="T2">Claudinei Oliveira-Santos, Sávio Salvarino Teles de Oliveira, Ana Carolina do Couto Andrade, Luís Rodrigues Baumann, Laerte Guimarães Ferreira</text:span></text:p>
      <text:p text:style-name="P6"/>
      <text:p text:style-name="P55">A gestão eficiente e sustentável do território implica conhecer seu histórico e as mudanças ocorridas ao longo do tempo. Devido ao comportamento dinâmico das alterações na cobertura e uso da terra, a aquisição de informações por sistemas de sensoriamento remoto constitui-se em uma importante ferramenta para compreensão destes processos ao longo do tempo.</text:p>
      <text:p text:style-name="P55">Como as séries temporais de dados de vegetação obtidos por satélites são fortementes influenciadas pelas variações sazonais climáticas, os algoritmos de detecção de mudanças de regimes de séries temporais podem não detectar com acurácia as mudanças de usos da terra. Assim, o uso eficaz destas séries requer métodos automatizados e que levem em conta a escala sazonal, enquanto simultâneamente detectam mudanças bruscas na tendência da série temporal. O algoritmo BFAST (Breaks for Additive Seasonal and Trend) foi desenvolvido para esta finalidade e tem sido utilizado e avaliado em relação à detecção de mudanças de diferentes magnitudes (abruptas e graduais) e mudanças de direção na tendência interanual de alvos de tamanhos variados.</text:p>
      <text:p text:style-name="P55">Entretanto, ainda foi pouco avaliada a eficácia do BFAST, e impactos de seus parâmetros, no caso <text:span text:style-name="T12">sazonalidade</text:span> e <text:span text:style-name="T12">H </text:span>(tamanho mínimo do segmento da série temporal entre duas potenciais mudanças), em detectar mudanças em diversos tipos de conversões de uso da terra. No presente estudo foi avaliada a efetividade do BFAST em detectar mudanças em séries temporais de imagens MODIS NDVI (2000-2016), em diversos tipo de conversões de uso do solo, com vistas a se determinar a melhor configuração de parâmetros para cada tipo de conversão. Os impactos dos ruídos foram avaliados utilizando o filtro de wavelet. E para reduzir a sensibilidade do BFAST à mudanças de baixa magnitude, foi desenvolvida e avaliada uma adaptação do algoritmo, denominada BFAST<text:span text:style-name="T12">a</text:span>, a qual não considera o coeficiente angular. Analisou-se também se existem diferenças significativas em se utilizar o centróide ou a média de valores NDVI de uma determinada área.</text:p>
      <text:p text:style-name="P55"><text:soft-page-break/>A área do estudo possui baixa variação edafoclimática, e está localizada na zona de transição entre os biomas Cerrado e Amazônia, Querência- MT. Essa região está inserida em uma das fronteiras agrícolas mais intensas do mundo atualmente, apresentando altas taxas de conversões de cobertura da terra, cenário favorável ao desenvolvimento do presente estudo.</text:p>
      <text:p text:style-name="P55">Foram selecionadas 62 amostras distribuídas em seis tipos de cobertura do solo: duas áreas controles (floresta e silvicultura-seringal) para avaliar os erros de comissão, e quatro áreas com diferentes mudanças de cobertura do solo (floresta-pastagem, pastagem-soja, soja-soja e milho, e soja-seringa), com o histórico de transições do uso conhecido. Cada amostra consistiu em aproximadamente 52 ha, compreendendo nove pixels do sensor MODIS.</text:p>
      <text:p text:style-name="P55">Para os séries de NDVI considerando o centróide e a média da área, os algoritmos BFAST e BFASTa foram executados para séries originais e filtradas com wavelets, com todos os parâmetros de <text:span text:style-name="T12">sazonalidade </text:span>(dummy, nenhuma e harmônica)<text:span text:style-name="T12"> </text:span>e variando o <text:span text:style-name="T12">H </text:span>de 6 meses a 5 anos, em intervalos de seis meses, totalizando 240 combinações para cada pixel.</text:p>
      <text:p text:style-name="P55">A sazonalidade e o uso de centróide ou a média de NDVI não apresentaram efeito significativo na eficácia do método, de modo que, para as análises seguintes foi considerada a sazonalidade <text:span text:style-name="T12">harmônica</text:span>, padrão do algoritmo, e o NDVI do centróide. Um dos fatores que podem ter contribuído para estes resultados é a homogeneidade da área.</text:p>
      <text:p text:style-name="P55">O <text:span text:style-name="T12">H</text:span>, o filtro wavelet e o BFASTa<text:span text:style-name="T12"> </text:span>tem forte impacto sobre a eficácia em detectar mudanças nas séries temporais de NDVI. Quanto menor o <text:span text:style-name="T12">H</text:span>, maior a sensibilidade do método à mudanças de pequena magnitude. Assim, o número de mudanças detectadas diminuiu com o aumento do <text:span text:style-name="T12">H</text:span> (<text:span text:style-name="T12">H</text:span><text:span text:style-name="T26">(1 ano)</text:span> <text:s/>= 277 <text:s/>e <text:span text:style-name="T12">H</text:span><text:span text:style-name="T26">(5 ano)</text:span> = 58). A detecção de mudanças nas séries filtradas com wavelets foi 65% menor que nas séries originais, pois a suavização da série remove ruídos e reduz a detecção de mudanças de baixa magnitudes.</text:p>
      <text:p text:style-name="P55">Nas áreas controles, floresta e seringal, onde não houveram mudanças antrópicas durante o período avaliado, o algoritmo apresentou boa acurácia. Para a floresta, a eficácia média foi de 98%, havendo alguns erros de comissões para os <text:span text:style-name="T12">H </text:span>de seis meses e um ano, provavelmente relacionadas a variações na sazonalidade climática, ou a ruídos, haja vista que o BFAST para série filtrada apresentou 100% de eficácia. Para o seringal, a eficácia foi menor, havendo um maior número de falsos positivos, onde novamente o BFAST com as séries filtradas foi mais eficiente (83%), sugerindo que ao considerar o coeficiente angular o algoritmo se torna mais robusto à variações no clima. Essas áreas de seringa tem alta amplitude de sazonalidade no NDVI, comparada a floresta nativa, pois durante a estação seca perdem a maior de suas folhas, o que contribui para falsos positivos em combinações sensíveis à mudanças de baixa magnitude. </text:p>
      <text:p text:style-name="P55">Nas áreas com conversões de uso, os algoritmos foram menos eficazes, sendo afetados principalmente por erros de comissão. A probabilidade de uma mudança detectada ser verdadeira variou em função do tipo de conversão e dos parâmetros já descritos. As melhores combinações foram (1) para mudanças de magnitude alta como transição floresta - pastagem: <text:span text:style-name="T12">BFASTa + H</text:span><text:span text:style-name="T27">(alto)</text:span><text:span text:style-name="T12"> + Wavelets</text:span>, (2) mudanças de magnitude média como transição pastagem - soja: <text:span text:style-name="T12">BFASTa + H</text:span><text:span text:style-name="T27">(baixo - médio)</text:span><text:span text:style-name="T12"> + Wavelets</text:span> e (3) mudanças de magnitude baixa como transição soja - soja e milho: <text:span text:style-name="T12">BFASTa + H</text:span><text:span text:style-name="T27">( médio)</text:span><text:span text:style-name="T12"> + Wavelets</text:span>.</text:p>
      <text:p text:style-name="P56"><text:span text:style-name="T21"/></text:p>
      <text:p text:style-name="P56"><text:span text:style-name="T21">As nossas conclusões foram que é possível parametrizar o BFAST em uma combinação que aumenta substancialmente a probabilidade de que uma mudança detectada seja verdadeira, por meio de suavização da série e aumentando o </text:span><text:span text:style-name="T24">H</text:span><text:span text:style-name="T21">, essa probabilidade maior ao utilizar o BFASTa, que </text:span><text:soft-page-break/><text:span text:style-name="T21">desconsidera o slope da tendência. Contudo, o aumento combinações com alto probabilidade de acerto tem um custo em termos de erros por omissão. Estudos em escala regional pode contribuir para o melhor entendimento da eficácia do algoritmo.</text:span></text:p>
      <text:p text:style-name="P56"><text:span text:style-name="T21"/></text:p>
      <text:p text:style-name="P63"><text:span text:style-name="T17">REFERÊNCIAS</text:span></text:p>
      <text:p text:style-name="P60"><text:bookmark text:name="_rvl96jwvhrp"/><text:span text:style-name="T21">WATTS, Laura M.; LAFFAN, Shawn W. Effectiveness of the BFAST algorithm for detecting vegetation response patterns in a semi-arid region. Remote sensing of environment, v. 154, p. 234-245, 2014.</text:span></text:p>
      <text:p text:style-name="P10"/>
      <text:p text:style-name="P10"><text:span text:style-name="T21">DE CARVALHO, Nathália Silva; SOUZA, Carolina Gusmão; DE CARVALHO, Luis Marcelo Tavares. Influência da área do objeto no comportamento temporal de áreas de desmatamento, utilizando imagens MODIS/NDVI. Anais XVII Simpósio Brasileiro de Sensoriamento Remoto - SBSR, João Pessoa-PB, Brasil, 25 a 29 de abril de 2015, INPE</text:span></text:p>
      <text:p text:style-name="P21"/>
      <text:p text:style-name="P10"><text:span text:style-name="T21">DARMAWAN, Yahya; SOFAN, Parwati. Comparison of the vegetation indices to detect the tropical rain forest changes using Breaks for Additive Seasonal and Trend (BFAST) Model. </text:span><text:span text:style-name="T23">International Journal of Remote Sensing and Earth Sciences (IJReSES)</text:span><text:span text:style-name="T21">, v. 9, n. 1, 2012.</text:span></text:p>
      <text:p text:style-name="P10"/>
      <text:p text:style-name="P57"><text:span text:style-name="T21">HONG, Wang et al. Land condition diagnosis based on multi-resolution analysis and wavelet transform. In: </text:span><text:span text:style-name="T23">Geoscience and Remote Sensing Symposium (IGARSS), 2012 IEEE International</text:span><text:span text:style-name="T21">. IEEE, 2012. p. 6161-6164.</text:span></text:p>
      <text:p text:style-name="P57"/>
      <text:p text:style-name="P7">A. Zeileis and C. Kleiber, "Validating multiple structural change models-a case study," Journal of Applied Econometrics, vol 20(5), p.p. 685-690, 2005.</text:p>
      <text:p text:style-name="P4"/>
      <text:p text:style-name="P7"><text:span text:style-name="T25">Arantes, Tássia Borges. "Análise de séries temporais compostas por imagens sintetizadas a partir da fusão de dados MODIS-TM.", 2014. 91p</text:span></text:p>
      <text:p text:style-name="P7"/>
      <text:p text:style-name="P7">BARCELLOS, A. de O.; VILELA, L. Restabelecimento da capacidade produtiva de pastagens por meio da introdução de Stylosantes guianensis cv. Mineirão. Comunicado técnico 65, Embrapa: Planaltina, 2001. 4p.</text:p>
      <text:p text:style-name="P7"/>
      <text:p text:style-name="P7">FERREIRA, L. G. et al. Biophysical characteristics and fire occurrence of cultivated pastures in the Brazilian savanna observed by moderate resolution satellite data. International Journal of Remote Sensing, v. 34, n. 1, p. 154–167, 2013</text:p>
      <text:p text:style-name="P7"/>
      <text:p text:style-name="P7">Jacquin, A.; Sheeren, D.; Lacombe, J.-P. Vegetation cover degradation assessment in Madagascar savanna based on trend analysis of MODIS NDVI time series. Int. J. Appl. Earth Obs. Geoinf. 2010, 12, S3–S10.</text:p>
      <text:p text:style-name="P7"/>
      <text:p text:style-name="P7">J. Bai and P. Perron, "Computation and analysis of multiple structural change models," Journal of Applied Econometrics, vol 18(1), p.p. 1-22, 2003.</text:p>
      <text:p text:style-name="P7"/>
      <text:p text:style-name="P7">Verbesselt, J.; Hyndman, R.; Newnham, G.; Culvenor, D. Detecting trend and seasonal changes in satellite image time series. Remote Sens. Environ. 2010, 114, 106–115. </text:p>
      <text:p text:style-name="P57"><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none"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none"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fo:font-weight="bold"/>
    </style:style>
    <style:style style:name="ListLabel_20_12" style:display-name="ListLabel 12" style:family="text">
      <style:text-properties fo:font-size="12pt" style:text-underline-style="none"/>
    </style:style>
    <style:style style:name="ListLabel_20_13" style:display-name="ListLabel 13" style:family="text">
      <style:text-properties fo:font-size="12pt"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15:46:21.795417887</dc:date>
    <meta:editing-duration>PT1H18M41S</meta:editing-duration>
    <meta:editing-cycles>2</meta:editing-cycles>
    <meta:generator>LibreOffice/5.3.4.2$Linux_X86_64 LibreOffice_project/30$Build-2</meta:generator>
    <meta:document-statistic meta:table-count="1" meta:image-count="0" meta:object-count="1" meta:page-count="9" meta:paragraph-count="114" meta:word-count="3783" meta:character-count="23782" meta:non-whitespace-character-count="20114"/>
  </office:meta>
</office:document-meta>
</file>

<file path=Object 1/content.xml><?xml version="1.0" encoding="utf-8"?>
<math xmlns="http://www.w3.org/1998/Math/MathML" display="block">
  <semantics>
    <mrow>
      <mrow>
        <mi mathvariant="italic">Yt</mi>
        <mo stretchy="false">=</mo>
        <mrow>
          <mi mathvariant="italic">Tt</mi>
          <mo stretchy="false">+</mo>
          <mi mathvariant="italic">St</mi>
          <mo stretchy="false">+</mo>
          <mi mathvariant="italic">et</mi>
        </mrow>
      </mrow>
      <mi>,</mi>
      <mrow>
        <mi>t</mi>
        <mo stretchy="false">=</mo>
        <mn>1,</mn>
      </mrow>
      <mn>...</mn>
      <mi>,</mi>
      <mi>n</mi>
      <mrow>
        <mo fence="true" stretchy="false">(</mo>
        <mrow>
          <mn>1</mn>
        </mrow>
        <mo fence="true" stretchy="false">)</mo>
      </mrow>
    </mrow>
    <annotation encoding="StarMath 5.0">Yt = Tt + St + et, t = 1, ...,n (1) </annotation>
  </semantics>
</math>
</file>